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DEBF7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3.54541666666667cm"/>
    </style:style>
    <style:style style:name="co5" style:family="table-column">
      <style:table-column-properties fo:break-before="auto" style:column-width="4.04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sec</text:p>
          </table:table-cell>
          <table:table-cell office:value-type="string" table:style-name="ce1">
            <text:p>Sector</text:p>
          </table:table-cell>
          <table:table-cell office:value-type="string" table:style-name="ce1">
            <text:p>idpressure</text:p>
          </table:table-cell>
          <table:table-cell office:value-type="string" table:style-name="ce1">
            <text:p>Pressure</text:p>
          </table:table-cell>
          <table:table-cell office:value-type="string" table:style-name="ce1">
            <text:p>ideco</text:p>
          </table:table-cell>
          <table:table-cell office:value-type="string" table:style-name="ce1">
            <text:p>Ecological.Characteristic</text:p>
          </table:table-cell>
          <table:table-cell office:value-type="string" table:style-name="ce1">
            <text:p>Overlap</text:p>
          </table:table-cell>
          <table:table-cell office:value-type="string" table:style-name="ce1">
            <text:p>Frequency</text:p>
          </table:table-cell>
          <table:table-cell office:value-type="string" table:style-name="ce1">
            <text:p>DoI</text:p>
          </table:table-cell>
          <table:table-cell office:value-type="string" table:style-name="ce1">
            <text:p>Confidence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EMF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ishing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Litter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Demersal Elasmo</text:p>
          </table:table-cell>
          <table:table-cell office:value-type="string" table:style-name="ce2">
            <text:p>L</text:p>
          </table:table-cell>
          <table:table-cell office:value-type="string" table:style-name="ce2">
            <text:p>R</text:p>
          </table:table-cell>
          <table:table-cell office:value-type="string" table:style-name="ce2">
            <text:p>L</text:p>
          </table:table-cell>
          <table:table-cell office:value-type="string" table:style-name="ce2">
            <text:p>2a</text:p>
          </table:table-cell>
          <table:table-cell table:number-columns-repeated="16374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WE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shing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Fishing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Species Extraction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Littoral Rock &amp; Reef</text:p>
          </table:table-cell>
          <table:table-cell office:value-type="string" table:style-name="ce2">
            <text:p>S</text:p>
          </table:table-cell>
          <table:table-cell office:value-type="string" table:style-name="ce2">
            <text:p>P</text:p>
          </table:table-cell>
          <table:table-cell office:value-type="string" table:style-name="ce2">
            <text:p>C</text:p>
          </table:table-cell>
          <table:table-cell office:value-type="string" table:style-name="ce1">
            <text:p>3a</text:p>
          </table:table-cell>
          <table:table-cell table:number-columns-repeated="16374" table:style-name="ce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ycat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ep Sea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ep Sea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pH Chang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ealing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eal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eal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eal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eal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iltation/Smothering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</text:p>
          </table:table-cell>
          <table:table-cell office:value-type="string" table:style-name="ce1">
            <text:p>C</text:p>
          </table:table-cell>
          <table:table-cell office:value-type="string" table:style-name="ce1">
            <text:p>3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ave Exposur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ave Exposur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ave Exposur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ave Exposur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ave Exposur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a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ilitary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Wave Exposur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O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eptil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Research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ep Sea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ep Sea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ep Sea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ep Sea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ep Sea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eptil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ep Sea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ep Sea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ep Sea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ep Sea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ep Sea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ep Sea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ep Sea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ep Sea Elasmo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eptile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ep Sea Fis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ep Sea Sedimen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ep Sea Rock &amp; Ree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C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ep Sea Elasm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eptil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ep Sea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ep Sea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ep Sea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Pelagic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Deep Sea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<text:s/>Reptile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phalopo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Deep Sea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eabird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ine Mammals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helf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Deep Sea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eep Sea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lope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lope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helf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helf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Shipping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rasio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taminant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toral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Incidental Los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ttoral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a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Invasive Species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itter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oise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2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Light Pollu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oastal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hallow Sediment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rganic Matter/NP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ersal Elasmo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Demersal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elagic Fish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Oceanic Pelagic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Tourism/Recreatio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pecies Extractio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llow Rock &amp; Reef</text:p>
          </table:table-cell>
          <table:table-cell office:value-type="string" table:style-name="ce1">
            <text:p>S</text:p>
          </table:table-cell>
          <table:table-cell office:value-type="string" table:style-name="ce1">
            <text:p>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1b</text:p>
          </table:table-cell>
          <table:table-cell table:number-columns-repeated="16374"/>
        </table:table-row>
        <table:table-row table:number-rows-repeated="1048061" table:style-name="ro1">
          <table:table-cell table:number-columns-repeated="16384"/>
        </table:table-row>
      </table:table>
      <table:database-ranges>
        <table:database-range table:target-range-address="data.J1:data.J51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225</meta:generator>
    <meta:initial-creator>Ana Clara Suhett de Aguiar</meta:initial-creator>
    <dc:creator>Ana Clara Suhett de Aguiar</dc:creator>
    <meta:creation-date>2022-02-12T18:35:00Z</meta:creation-date>
    <dc:date>2022-07-07T13:35:50Z</dc:date>
  </office:meta>
</office:document-meta>
</file>